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BD Collection and Display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Tools to collect vehicle onboard diagnostic data and graphically display the dat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lle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BD Collection Tools – GITHUB repositiory <text:a xlink:href="https://github.com/mbroihier/obd-collection-tools" xlink:type="simple">https://github.com/mbroihier/obd-collection-tools</text:a></text:p>
                <text:list>
                  <text:list-item>
                    <text:p>obd_logger.py – python3 module that opens a session with a ELM 327 OBD device and collects all mode 1 data available in the vehicle</text:p>
                    <text:list>
                      <text:list-item>
                        <text:p>Logger connects to the interface</text:p>
                      </text:list-item>
                      <text:list-item>
                        <text:p>Queries the vehicle to obtain a list of readings that are available</text:p>
                      </text:list-item>
                      <text:list-item>
                        <text:p>Cycles through the list and creates a “CSV” file of the reading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llection (continued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d_log_to_json.py</text:p>
                <text:list>
                  <text:list-item>
                    <text:p>Converts obd_logger.py CSV files into json files</text:p>
                  </text:list-item>
                  <text:list-item>
                    <text:p>Converts obd_logger.py CSV files into JavaScript files that can be imported by the display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splay</text:p>
          </draw:text-box>
        </draw:frame>
        <draw:frame presentation:style-name="pr5" draw:layer="layout" svg:width="25.199cm" svg:height="12.179cm" svg:x="1.4cm" svg:y="5.842cm" presentation:class="outline" presentation:user-transformed="true">
          <draw:text-box>
            <text:list text:style-name="L2">
              <text:list-item>
                <text:p text:style-name="P4">OBD Display Tools - GITHUB repository <text:a xlink:href="https://github.com/mbroihier/obd-display-server" xlink:type="simple">https://github.com/mbroihier/obd-display-server</text:a></text:p>
              </text:list-item>
              <text:list-item>
                <text:p>Node.js, express, Heroku based server that displays files produced by the obd_logger and obd_log_to_json tools</text:p>
              </text:list-item>
              <text:list-item>
                <text:p>Server displays JavaScript plot files produced by obd_log_to_json tool</text:p>
              </text:list-item>
              <text:list-item>
                <text:p>Server displays graphs of collected data</text:p>
                <text:list>
                  <text:list-item>
                    <text:p>Lines can be removed/restored</text:p>
                  </text:list-item>
                  <text:list-item>
                    <text:p>Lines can be put on an alternate ax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quipment</text:p>
          </draw:text-box>
        </draw:frame>
        <draw:frame presentation:style-name="pr5" draw:layer="layout" svg:width="25.199cm" svg:height="12.179cm" svg:x="1.4cm" svg:y="5.842cm" presentation:class="outline" presentation:user-transformed="true">
          <draw:text-box>
            <text:list text:style-name="L2">
              <text:list-item>
                <text:p text:style-name="P4">OBD logging is performed with a Raspberry PI 3 using a bluetooth connection to a Foseal OBDII ELM327 interface.</text:p>
              </text:list-item>
              <text:list-item>
                <text:p>I’ve programmed the Raspberry PI to run Node Red and to automatically start the Python 3 obd_logger.py utility mentioned above.</text:p>
              </text:list-item>
              <text:list-item>
                <text:p>My Node Red scripts are also monitoring the status of the logger and displays a green LED on a Blinkt LED display if the logger is running. <text:s/>It is red if it fails.</text:p>
              </text:list-item>
              <text:list-item>
                <text:p>My Node Red scripts are also monitoring a shutdown button that is on my prototype board. <text:s/>When this button is pressed, the scripts shutdown the logger and power off the Raspberry PI allowing me to run “headless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3:44:39.402827000</meta:creation-date>
    <dc:date>2017-10-16T10:13:35.076779000</dc:date>
    <meta:editing-duration>PT30M8S</meta:editing-duration>
    <meta:editing-cycles>4</meta:editing-cycles>
    <meta:generator>LibreOffice/5.2.2.2$MacOSX_X86_64 LibreOffice_project/8f96e87c890bf8fa77463cd4b640a2312823f3ad</meta:generator>
    <meta:document-statistic meta:object-count="41"/>
  </office:meta>
</office:document-meta>
</file>